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36a"/>
    </style:style>
    <style:style style:name="P2" style:family="paragraph" style:parent-style-name="Standard">
      <style:text-properties officeooo:rsid="0016d36a" officeooo:paragraph-rsid="0016d36a"/>
    </style:style>
    <style:style style:name="P3" style:family="paragraph" style:parent-style-name="Standard">
      <style:text-properties officeooo:rsid="001942f3" officeooo:paragraph-rsid="001942f3" fo:background-color="#ff8000"/>
    </style:style>
    <style:style style:name="P4" style:family="paragraph" style:parent-style-name="Standard">
      <style:text-properties officeooo:paragraph-rsid="001942f3"/>
    </style:style>
    <style:style style:name="P5" style:family="paragraph" style:parent-style-name="Standard">
      <style:text-properties officeooo:paragraph-rsid="001abdfc"/>
    </style:style>
    <style:style style:name="P6" style:family="paragraph" style:parent-style-name="Standard">
      <style:text-properties officeooo:rsid="001b3967" officeooo:paragraph-rsid="001b3967" fo:background-color="#ff40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6d36a" fo:background-color="#ffff00" loext:char-shading-value="0"/>
    </style:style>
    <style:style style:name="T4" style:family="text">
      <style:text-properties officeooo:rsid="00180870" fo:background-color="#ffff00" loext:char-shading-value="0"/>
    </style:style>
    <style:style style:name="T5" style:family="text">
      <style:text-properties officeooo:rsid="001942f3" fo:background-color="#ffff00" loext:char-shading-value="0"/>
    </style:style>
    <style:style style:name="T6" style:family="text">
      <style:text-properties officeooo:rsid="001abdfc" fo:background-color="#ffff00" loext:char-shading-value="0"/>
    </style:style>
    <style:style style:name="T7" style:family="text">
      <style:text-properties officeooo:rsid="001b3967" fo:background-color="#ffff00" loext:char-shading-value="0"/>
    </style:style>
    <style:style style:name="T8" style:family="text">
      <style:text-properties officeooo:rsid="001b3967" fo:background-color="#ffff00" loext:char-shading-value="0"/>
    </style:style>
    <style:style style:name="T9" style:family="text">
      <style:text-properties officeooo:rsid="0016d36a"/>
    </style:style>
    <style:style style:name="T10" style:family="text">
      <style:text-properties officeooo:rsid="00180870"/>
    </style:style>
    <style:style style:name="T11" style:family="text">
      <style:text-properties officeooo:rsid="001942f3"/>
    </style:style>
    <style:style style:name="T12" style:family="text">
      <style:text-properties officeooo:rsid="001abdfc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fo:background-color="#ffff00" loext:char-shading-value="0"/>
    </style:style>
    <style:style style:name="T15" style:family="text">
      <style:text-properties style:text-line-through-style="solid" style:text-line-through-type="single" fo:background-color="#ffff00" loext:char-shading-value="0"/>
    </style:style>
    <style:style style:name="T16" style:family="text">
      <style:text-properties officeooo:rsid="001b3967"/>
    </style:style>
    <style:style style:name="T17" style:family="text">
      <style:text-properties style:text-line-through-style="none" style:text-line-through-type="non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ster 2 Informatique : Génie Logiciel</text:p>
      <text:p text:style-name="Standard">Rapport de stage</text:p>
      <text:p text:style-name="Standard">Cirrusware</text:p>
      <text:p text:style-name="Standard">Professeur : Laurent Réveillère</text:p>
      <text:p text:style-name="Standard">Maitre de stage : Vincent Jaulin</text:p>
      <text:p text:style-name="Standard">8 août 2021</text:p>
      <text:p text:style-name="Standard">Auteur :</text:p>
      <text:p text:style-name="Standard">Alexandre ErardRapport de stage</text:p>
      <text:p text:style-name="Standard">Cirrusware</text:p>
      <text:p text:style-name="Standard">1</text:p>
      <text:p text:style-name="Standard">Alexandre Erard</text:p>
      <text:p text:style-name="Standard">Remerciment</text:p>
      <text:p text:style-name="Standard">1Rapport de stage</text:p>
      <text:p text:style-name="Standard">Cirrusware</text:p>
      <text:p text:style-name="Standard">2</text:p>
      <text:p text:style-name="Standard">Alexandre Erard</text:p>
      <text:p text:style-name="Standard">Avant propos</text:p>
      <text:p text:style-name="Standard">Ce rapport s’inscrit dans le cadre du stage de fin d’études d’informatique de l’Uni-</text:p>
      <text:p text:style-name="Standard">versité de Bordeaux, plus <text:span text:style-name="T2">précisément</text:span> dans la spécialité Génie Logiciel.</text:p>
      <text:p text:style-name="Standard">Au cours de mon cursus, j’ai pu <text:span text:style-name="T2">m’intéresser</text:span> à divers pan de l’informatique comme</text:p>
      <text:p text:style-name="Standard">par exemple le développement d’application mobile native, l’intelligence artificielle,</text:p>
      <text:p text:style-name="P1"><text:span text:style-name="T2">le devellopement web, </text:span>la gestion des bases de données et plus largement le Big Data.</text:p>
      <text:p text:style-name="Standard">Celui qui m’a le plus <text:span text:style-name="T2">passionné</text:span> est l’architecture logiciel, c’est à dire construire des</text:p>
      <text:p text:style-name="Standard">applications scalable, maintenable tout en restant performante. Pour moi il prend</text:p>
      <text:p text:style-name="Standard">tout <text:span text:style-name="T2">son</text:span> sens dans le développement d’application web qui ont pour obligation</text:p>
      <text:p text:style-name="Standard">d’optimiser leur performances, ainsi que leur <text:span text:style-name="T2">consommation</text:span> de ressource tout en étant</text:p>
      <text:p text:style-name="Standard">capable d’ajouter facilement de nouvelles fonctionnalités afin de s’adapter aux nou-</text:p>
      <text:p text:style-name="Standard">veaux besoins.</text:p>
      <text:p text:style-name="Standard">J’ai donc recherché un stage dans ce domaine et l’entreprise Cirrusware <text:span text:style-name="T3">m’a</text:span> offert</text:p>
      <text:p text:style-name="Standard">l’opportunité de participer à leur projet afin que je développe mes compétences de</text:p>
      <text:p text:style-name="Standard">développeur full stack.</text:p>
      <text:p text:style-name="Standard"/>
      <text:p text:style-name="Standard"/>
      <text:p text:style-name="Standard">3</text:p>
      <text:p text:style-name="Standard">3.1</text:p>
      <text:p text:style-name="Standard"/>
      <text:p text:style-name="Standard">Cirrusware est une PME informatique française spécialisée dans le développement</text:p>
      <text:p text:style-name="Standard">d’applications web ayant pour objectif de faciliter les communications numériques</text:p>
      <text:p text:style-name="Standard">au seins des entreprises ainsi que de <text:span text:style-name="T2">faciliter</text:span> <text:span text:style-name="T3">la</text:span><text:span text:style-name="T2"> gestion</text:span> des relations entre <text:span text:style-name="T3">clients</text:span> et</text:p>
      <text:p text:style-name="Standard"><text:span text:style-name="T2">contact</text:span><text:span text:style-name="T3">s</text:span>.</text:p>
      <text:p text:style-name="Standard">Fonder en 2013, <text:span text:style-name="T3">Cirrusware </text:span>a su convaincre de grands groupes français tels que <text:span text:style-name="T3">RANDSTAD</text:span><text:span text:style-name="T9">, </text:span><text:span text:style-name="T3">SAFRAN</text:span><text:span text:style-name="T9">,</text:span> MAÏSADOUR, OCEALIA, CARREFOUR, ou encore INTERCONTINENTAL - grand hotel de Bordeaux. (Pour plus d’information, voir)</text:p>
      <text:p text:style-name="Standard">Aujourd’hui, l’entreprise compte 13 employés dont 6 <text:span text:style-name="T2">développeur</text:span><text:span text:style-name="T3">s</text:span> 5 chefs de projet</text:p>
      <text:p text:style-name="Standard">et 2 commerciaux.</text:p>
      <text:p text:style-name="Standard">Cirrusware développe deux type principaux de produits :</text:p>
      <text:p text:style-name="Standard"><text:span text:style-name="T3">Une</text:span> plateforme [1]</text:p>
      <text:p text:style-name="Standard"><text:span text:style-name="T3">Un</text:span> XRM <text:span text:style-name="T3">(CRM)</text:span></text:p>
      <text:p text:style-name="P2"><text:span text:style-name="T2">Un PIM (Product Information Management)</text:span></text:p>
      <text:p text:style-name="P2"><text:span text:style-name="T2">Un outil de gestion des Events</text:span></text:p>
      <text:p text:style-name="Standard"><text:span text:style-name="T3"/></text:p>
      <text:p text:style-name="Standard"/>
      <text:p text:style-name="Standard"><text:soft-page-break/>3.2</text:p>
      <text:p text:style-name="Standard">La plateforme Send Up</text:p>
      <text:p text:style-name="Standard">Send-Up est le premier produit de Cirrusware<text:span text:style-name="T2">, </text:span><text:span text:style-name="T3">il</text:span> permet au client de créer, <text:span text:style-name="T2">envoy</text:span><text:span text:style-name="T3">er</text:span>,</text:p>
      <text:p text:style-name="Standard">analyser, et automatiser leur campagne de communication. Et cela au travers de</text:p>
      <text:p text:style-name="Standard">divers outils présents sur la plateforme.</text:p>
      <text:p text:style-name="Standard"/>
      <text:p text:style-name="Standard">4Rapport de stage</text:p>
      <text:p text:style-name="Standard">Cirrusware</text:p>
      <text:p text:style-name="Standard">4</text:p>
      <text:p text:style-name="Standard">Outils et <text:span text:style-name="T2">technologie</text:span><text:span text:style-name="T4">s</text:span> <text:span text:style-name="T2">utilisés</text:span></text:p>
      <text:p text:style-name="Standard">Lors de mon arrivé dans l’entreprise, j’ai du <text:span text:style-name="T2">utiliser </text:span><text:span text:style-name="T4">les </text:span><text:span text:style-name="T2">outils </text:span><text:span text:style-name="T4">internes </text:span>de,</text:p>
      <text:p text:style-name="Standard">gestion de projet, de communication, mais aussi de <text:span text:style-name="T2">développement</text:span>. Lors <text:span text:style-name="T2">de</text:span><text:span text:style-name="T4">s </text:span><text:span text:style-name="T2">projets</text:span></text:p>
      <text:p text:style-name="Standard"><text:span text:style-name="T2">d’études</text:span>, <text:span text:style-name="T10">nous </text:span><text:span text:style-name="T4">étions </text:span><text:span text:style-name="T2">une équipe </text:span><text:span text:style-name="T4">6 personnes </text:span><text:span text:style-name="T2">maximum</text:span> et <text:span text:style-name="T4">nous </text:span><text:span text:style-name="T2">utilis</text:span><text:span text:style-name="T4">ions</text:span><text:span text:style-name="T10"> </text:span>principalement des</text:p>
      <text:p text:style-name="Standard">outils tels que Discord pour communiquer, VSCode pour <text:span text:style-name="T2">développer</text:span>, et GitHub</text:p>
      <text:p text:style-name="Standard">Issue ou <text:span text:style-name="T4">T</text:span><text:span text:style-name="T2">rello </text:span>pour gérer <text:span text:style-name="T2">le</text:span><text:span text:style-name="T4">s</text:span><text:span text:style-name="T2"> projet</text:span><text:span text:style-name="T4">s</text:span>. <text:span text:style-name="T4">Durant mon stage </text:span><text:s/>j’ai <text:span text:style-name="T2">du utiliser</text:span> des outils plus</text:p>
      <text:p text:style-name="Standard"><text:span text:style-name="T2">professionnel</text:span><text:span text:style-name="T4">s</text:span> et <text:span text:style-name="T2">complet</text:span><text:span text:style-name="T4">s</text:span> afin de pouvoir travailler sur des projets de plus <text:span text:style-name="T2">grande</text:span><text:span text:style-name="T4">s</text:span><text:span text:style-name="T2"> taille</text:span><text:span text:style-name="T4">s</text:span>.</text:p>
      <text:p text:style-name="Standard">Voici la liste exhaustive de ces outils.</text:p>
      <text:p text:style-name="Standard">4.1</text:p>
      <text:p text:style-name="Standard">4.1.1</text:p>
      <text:p text:style-name="Standard">Outils</text:p>
      <text:p text:style-name="Standard">Monday</text:p>
      <text:p text:style-name="Standard">Monday est un outil de gestion de projet simple qui permet de créer des tableaux</text:p>
      <text:p text:style-name="Standard">et y ajouter des tâches. Chaque tâche peut <text:span text:style-name="T2">être</text:span> <text:span text:style-name="T2">attribué</text:span><text:span text:style-name="T4">e</text:span> à un quelqu’un, <text:span text:style-name="T4">elle </text:span><text:span text:style-name="T2">possède</text:span></text:p>
      <text:p text:style-name="Standard">un état (en cours, terminé, etc.) et une <text:span text:style-name="T4">priorité</text:span>. De plus chaque tâche <text:span text:style-name="T2">poss</text:span><text:span text:style-name="T4">è</text:span><text:span text:style-name="T2">de</text:span></text:p>
      <text:p text:style-name="Standard">un espace "discussion" qui permet de faire état de l’avancement ou encore de noter</text:p>
      <text:p text:style-name="Standard">certaines informations importantes.</text:p>
      <text:p text:style-name="Standard">Figure 1 – Exemple de tableau Monday</text:p>
      <text:p text:style-name="Standard">4.1.2</text:p>
      <text:p text:style-name="Standard">Google Workspace</text:p>
      <text:p text:style-name="Standard">Afin de faciliter la communication au sein des équipes, l’entreprise utilise Google</text:p>
      <text:p text:style-name="Standard">Workspace afin de produire de la documentation (Cahier des charges, etc...), GMail</text:p>
      <text:p text:style-name="Standard"><text:span text:style-name="T2">, </text:span><text:span text:style-name="T4">un </text:span>Chat afin d’échanger rapidement <text:span text:style-name="T4">ainsi qu’un</text:span> Agenda pour planifier les rendez-vous. De plus,</text:p>
      <text:p text:style-name="Standard">l’entreprise ayant des clients se trouvant dans toute la France, et tenant compte de la</text:p>
      <text:p text:style-name="Standard">situation sanitaire actuelle <text:span text:style-name="T2">l’application</text:span> Google Meet est utilisée comme application</text:p>
      <text:p text:style-name="Standard">de visio conférence, pour les diverses réunions et rendez-vous projets .</text:p>
      <text:p text:style-name="Standard"/>
      <text:p text:style-name="P3">(Essaie de faire plus simple sur ce paragraphe)</text:p>
      <text:p text:style-name="Standard"/>
      <text:p text:style-name="Standard">4.1.3</text:p>
      <text:p text:style-name="Standard">Git et GitKraken</text:p>
      <text:p text:style-name="Standard">Git est un logiciel de gestion de version, il permet de créer des projets et de les</text:p>
      <text:p text:style-name="Standard">versionner. Il permet également le partage du code ainsi que le développement sur</text:p>
      <text:p text:style-name="Standard">plusieurs branches, afin de ne pas empiéter sur le travail des autres membres de</text:p>
      <text:p text:style-name="Standard">l’équipe.</text:p>
      <text:p text:style-name="Standard">GitKraken lui est une interface graphique utilisant git. En effet git s’utilisant <text:span text:style-name="T2">pri</text:span><text:span text:style-name="T5">n</text:span><text:span text:style-name="T2">cipalement</text:span> par ligne de commande il est <text:span text:style-name="T2">parfoi</text:span><text:span text:style-name="T5">s</text:span> difficile de l’utiliser. GitKraken permet</text:p>
      <text:p text:style-name="Standard">de faciliter <text:span text:style-name="T2">l’ut</text:span><text:span text:style-name="T5">i</text:span><text:span text:style-name="T2">lisation</text:span> de git et permet de tout faire en passant par l’interface (pull,</text:p>
      <text:p text:style-name="Standard">merge, se déplacer entre les branche, etc..).</text:p>
      <text:p text:style-name="Standard">//TODO Screen GitKraken</text:p>
      <text:p text:style-name="Standard">De plus il permet une totale intégration des git flow. C’est à dire créer facilement une</text:p>
      <text:p text:style-name="Standard">branche par nouvelle feature, et simplement merge avec la branche de développement</text:p>
      <text:p text:style-name="Standard">lorsque celle ci est terminée. Les git flow permettent également une meilleure gestion</text:p>
      <text:p text:style-name="Standard"><text:soft-page-break/>des HotFix et des <text:span text:style-name="T2">release</text:span><text:span text:style-name="T5">s</text:span> mais je ne les ai pas utilisé lors de mon stage.</text:p>
      <text:p text:style-name="Standard">Figure 2 – Déroulement d’un git flow</text:p>
      <text:p text:style-name="Standard">4.1.4</text:p>
      <text:p text:style-name="Standard">PHPStorm</text:p>
      <text:p text:style-name="Standard">PHPStorm créé par JETBRAIN et l’un des IDE les plus complet pour <text:span text:style-name="T5">le</text:span> développe-</text:p>
      <text:p text:style-name="Standard">ment web. A l’aide de ses nombreux pluggins il permet une totale prise en charge</text:p>
      <text:p text:style-name="P4">des framework comme Symphony et VueJS. De plus il permet de facilement <text:span text:style-name="T5">de</text:span> <text:span text:style-name="T2">refactor</text:span><text:span text:style-name="T5">is</text:span><text:span text:style-name="T2">er </text:span>du code ou encore de créer de nouveaux snippets afin de faciliter les phases de développement. Malgré ses nombreux points positifs<text:span text:style-name="T2">,</text:span> il <text:span text:style-name="T5">semble</text:span><text:span text:style-name="T2"> dur </text:span>à prendre en main au début mais par chance au cours de mes études supérieures<text:span text:style-name="T2">,</text:span> j’ai été amené à utiliser InteliJ IDEA, ou encore Android studio qui sont deux IDE de JetBrain qui ont exactement la <text:span text:style-name="T2">m</text:span><text:span text:style-name="T5">ê</text:span><text:span text:style-name="T2">me</text:span> structure.</text:p>
      <text:p text:style-name="Standard">//TODO : Screen PHPStorm</text:p>
      <text:p text:style-name="Standard">4.1.5</text:p>
      <text:p text:style-name="Standard">Postman</text:p>
      <text:p text:style-name="Standard">En ce moment l’entreprise ouvre son API de plus en plus à <text:span text:style-name="T5">s</text:span><text:span text:style-name="T2">es</text:span> clients afin <text:span text:style-name="T2">qu’il</text:span><text:span text:style-name="T5">s</text:span></text:p>
      <text:p text:style-name="Standard">puissent eux même <text:span text:style-name="T2">intégr</text:span><text:span text:style-name="T5">er</text:span> les différents services de la <text:span text:style-name="T2">plat</text:span><text:span text:style-name="T5">e</text:span><text:span text:style-name="T2">forme</text:span>. Et c’est pour cette</text:p>
      <text:p text:style-name="Standard">raison que l’API doit devenir de plus en plus robuste. Dans cette optique nous</text:p>
      <text:p text:style-name="Standard">utilisons l’application Postman afin de facilement créer nos requêtes ainsi que des</text:p>
      <text:p text:style-name="Standard"><text:span text:style-name="T2">test</text:span><text:span text:style-name="T5">s</text:span><text:span text:style-name="T2"> associé</text:span><text:span text:style-name="T5">s</text:span>. <text:span text:style-name="T2">L’outil</text:span> permet de faire hériter des tests à des sous collections ce qui</text:p>
      <text:p text:style-name="Standard">nous permet de gagner du temps lorsque certains <text:span text:style-name="T2">test</text:span><text:span text:style-name="T5">s</text:span> sont génériques comme par</text:p>
      <text:p text:style-name="Standard">exemple un temps de réponse inférieure à 200ms ou encore un statut de réponse</text:p>
      <text:p text:style-name="Standard">différent de 500.</text:p>
      <text:p text:style-name="Standard">Figure 3 – Exemple de test Postman</text:p>
      <text:p text:style-name="Standard">De plus il intègre un collection runner qui permet d’agencer l’ordre des requêtes,</text:p>
      <text:p text:style-name="Standard">ainsi que de les lancer <text:span text:style-name="T5">n</text:span> fois, à un intervalle de temps y.</text:p>
      <text:p text:style-name="Standard"/>
      <text:p text:style-name="Standard">Figure 4 – Exemple de collection runner Postman</text:p>
      <text:p text:style-name="Standard">8Rapport de stage</text:p>
      <text:p text:style-name="Standard">Cirrusware</text:p>
      <text:p text:style-name="Standard">4.2</text:p>
      <text:p text:style-name="Standard">Alexandre Erard</text:p>
      <text:p text:style-name="Standard">Technologies</text:p>
      <text:p text:style-name="Standard">Historiquement la <text:span text:style-name="T2">plat</text:span><text:span text:style-name="T5">e</text:span><text:span text:style-name="T2">forme</text:span> Send-Up à était <text:span text:style-name="T2">d</text:span><text:span text:style-name="T5">é</text:span><text:span text:style-name="T2">velo</text:span><text:span text:style-name="T5">p</text:span><text:span text:style-name="T2">pé </text:span>sur une stack Symphony</text:p>
      <text:p text:style-name="Standard">2.8/Jquery/Bootstrap. Aujourd’hui l’entreprise est en pleine transition technolo-</text:p>
      <text:p text:style-name="Standard">gique. Son objectif est de se passer de Jquery<text:span text:style-name="T2">/</text:span>Bootstrap au profit des nouvelles</text:p>
      <text:p text:style-name="Standard">technologies du web et plus particulièrement du framework VueJS. Cette transition</text:p>
      <text:p text:style-name="Standard">reste un défi pour l’entreprise car certains outils du site comme le studio digital</text:p>
      <text:p text:style-name="Standard">doivent garder <text:span text:style-name="T5">la « legacy »</text:span> afin de garder une rétro-compatibilité mais aussi afin de</text:p>
      <text:p text:style-name="Standard">facilité son usage <text:span text:style-name="T2">au prés</text:span> des clients. Voyons plus en détails les technologies choisies</text:p>
      <text:p text:style-name="Standard">par l’entreprise à savoir Symfony et VueJS.</text:p>
      <text:p text:style-name="Standard">4.2.1</text:p>
      <text:p text:style-name="Standard">Symfony</text:p>
      <text:p text:style-name="Standard">Symfony est un framework PHP français développée en 2005 par Fabien Potencier.</text:p>
      <text:p text:style-name="Standard">Basé sur le pattern Modèle-Vue-Controller (MVC), il est actuellement en version</text:p>
      <text:p text:style-name="Standard">5.x.x Le gros avantage de Symfony sur les autres framework php du même type</text:p>
      <text:p text:style-name="Standard">comme Laravel, ou CakePHP est sa documentation qui en plus d’être <text:span text:style-name="T2">riche</text:span> et</text:p>
      <text:p text:style-name="Standard">également traduite en français. De plus, il possède une communauté <text:span text:style-name="T2">très</text:span> importante</text:p>
      <text:p text:style-name="Standard">et réactive. En effet a ce jour il existe plus de X bundle sur la version 2.8. Et</text:p>
      <text:p text:style-name="Standard"><text:span text:style-name="T2">énormément</text:span> de réponses sur les forums de <text:span text:style-name="T2">développeur</text:span>. Il intègre également des</text:p>
      <text:p text:style-name="Standard">outils qui sont <text:span text:style-name="T2">extrêmement</text:span> <text:span text:style-name="T2">pratique</text:span><text:span text:style-name="T5">s</text:span> dans la gestion des données comme par exemple</text:p>
      <text:p text:style-name="Standard">Doctrine un ORM (Object Relation Manager).</text:p>
      <text:p text:style-name="Standard">Un ORM permet de facilement <text:span text:style-name="T5">de</text:span><text:span text:style-name="T11"> </text:span>gérer les données en transformant directement les ré-</text:p>
      <text:p text:style-name="Standard"><text:soft-page-break/>sultats des requêtes en Entité php. Il intègre également un langage <text:span text:style-name="T5">d’</text:span><text:span text:style-name="T2">interrogation</text:span> de</text:p>
      <text:p text:style-name="Standard">la base de données nommé DQL. Ce langage <text:span text:style-name="T13">rend plus </text:span>permet de rendre plus lisible</text:p>
      <text:p text:style-name="Standard">les requêtes et l’intégration de variable dans celle-ci. D’autre outils sont également</text:p>
      <text:p text:style-name="Standard"><text:span text:style-name="T2">présent</text:span><text:span text:style-name="T6">s</text:span> comme l’injecteur de dépendance ou encore <text:span text:style-name="T6">d</text:span><text:span text:style-name="T2">es</text:span> outils de débbug <text:span text:style-name="T2">disponible</text:span><text:span text:style-name="T6">s</text:span></text:p>
      <text:p text:style-name="Standard">en <text:span text:style-name="T2">environnement</text:span> de <text:span text:style-name="T2">développement</text:span>.</text:p>
      <text:p text:style-name="Standard">4.2.2</text:p>
      <text:p text:style-name="Standard">VueJS</text:p>
      <text:p text:style-name="Standard">Pour remplacer la partie Jquery de Send-Up le framework VueJs a était choisi par</text:p>
      <text:p text:style-name="Standard">l’équipe. Il s’agit d’un framework open-source développer à l’origine par Evan You</text:p>
      <text:p text:style-name="Standard">en 2013. Ce framework facilite la création d’interface graphique et de Single Page</text:p>
      <text:p text:style-name="Standard">Application (SPA). Pour présenter rapidement le framework voici un exemple de</text:p>
      <text:p text:style-name="Standard">composant basique.</text:p>
      <text:p text:style-name="Standard">Un fichier .vue est composé de 3 élements principaux.</text:p>
      <text:p text:style-name="Standard">— template : contient le code HTML de l’interface graphique.</text:p>
      <text:p text:style-name="Standard">— script : contient la logique et le comportement du composant.</text:p>
      <text:p text:style-name="Standard">— style : contient les styles CSS du composant. Le style peux être utilisé avec</text:p>
      <text:p text:style-name="Standard">une props scoped afin de limiter les styles à l’intérieur du composant.</text:p>
      <text:p text:style-name="Standard"/>
      <text:p text:style-name="Standard"/>
      <text:p text:style-name="Standard">Figure 5 – Exemple de composant VueJS</text:p>
      <text:p text:style-name="Standard">10Rapport de stage</text:p>
      <text:p text:style-name="Standard">Cirrusware</text:p>
      <text:p text:style-name="Standard">Alexandre Erard</text:p>
      <text:p text:style-name="Standard">La balise script est l’endroit ou on va déclarer le composant et tout ce dont il a</text:p>
      <text:p text:style-name="Standard">besoin pour fonctionner. On y retrouve donc les sous <text:span text:style-name="T2">composant</text:span><text:span text:style-name="T6">s</text:span> qu’il utilise dans</text:p>
      <text:p text:style-name="Standard"><text:span text:style-name="T6">son</text:span> rendu, les paramètres (appelé props) que son parent peut lui passer, ici on attend</text:p>
      <text:p text:style-name="Standard">un paramètres msg de type String. On retrouve également l’état du composant avec</text:p>
      <text:p text:style-name="Standard">toutes les données <text:span text:style-name="T2">utilisé</text:span><text:span text:style-name="T6">es</text:span>,un compteur et la <text:span text:style-name="T2">chaîne</text:span> de caractère hello, les <text:span text:style-name="T2">méthodes</text:span></text:p>
      <text:p text:style-name="Standard">qui vont déterminer la logique, les <text:span text:style-name="T2">propriété</text:span><text:span text:style-name="T6">s</text:span><text:span text:style-name="T2"> calculé</text:span><text:span text:style-name="T6">es</text:span> du composant. Les <text:span text:style-name="T2">propriété</text:span><text:span text:style-name="T6">s</text:span></text:p>
      <text:p text:style-name="Standard"><text:span text:style-name="T2">calculé</text:span><text:span text:style-name="T6">s</text:span> sont <text:span text:style-name="T2">app</text:span><text:span text:style-name="T6">e</text:span><text:span text:style-name="T2">lable</text:span><text:span text:style-name="T6">s</text:span> comme les variables <text:span text:style-name="T2">indiqué</text:span><text:span text:style-name="T6">es</text:span> dans data. Mais ne sont <text:span text:style-name="T2">calculé</text:span><text:span text:style-name="T6">es</text:span></text:p>
      <text:p text:style-name="Standard">qu’une seule fois à la création du composant puis lors de la modification de variable</text:p>
      <text:p text:style-name="Standard"><text:span text:style-name="T2">utilisé</text:span><text:span text:style-name="T6">e</text:span> à <text:span text:style-name="T2">l’intérieur</text:span>. De plus le framework possède une catégorie d’objet nommé</text:p>
      <text:p text:style-name="Standard">Mixins dont on <text:span text:style-name="T2">parlera</text:span> plus en détails plus tard.</text:p>
      <text:p text:style-name="Standard">Voici le rendu de ce composant appeler avec msg = F riends :</text:p>
      <text:p text:style-name="Standard">Figure 6 – Exemple de composant</text:p>
      <text:p text:style-name="Standard">On y retrouve également les divers <text:span text:style-name="T2">événement</text:span><text:span text:style-name="T6">s</text:span> du cycle de vie <text:span text:style-name="T2">au quelle</text:span> on peut se</text:p>
      <text:p text:style-name="Standard">brancher pour <text:span text:style-name="T2">effectuer</text:span> certains traitement <text:span text:style-name="T2">spécifique</text:span><text:span text:style-name="T6">s</text:span>. Voici le <text:span text:style-name="T2">schéma</text:span> du <text:span text:style-name="T2">cy</text:span><text:span text:style-name="T6">c</text:span><text:span text:style-name="T2">le</text:span> <text:span text:style-name="T6">d</text:span><text:span text:style-name="T2">e</text:span> vie</text:p>
      <text:p text:style-name="Standard">d’un composant, pour plus de détails voir l’annexes 7</text:p>
      <text:p text:style-name="Standard">11Rapport de stage</text:p>
      <text:p text:style-name="Standard">Cirrusware</text:p>
      <text:p text:style-name="Standard">5</text:p>
      <text:p text:style-name="Standard">Alexandre Erard</text:p>
      <text:p text:style-name="Standard">Missions réalisées</text:p>
      <text:p text:style-name="Standard">Au cours de mon stage<text:span text:style-name="T2">,</text:span> j’ai pu intervenir sur différents projets allant d’un simple</text:p>
      <text:p text:style-name="Standard">script permettant de dynamiser une page web d’un client à la reprise d’un projet</text:p>
      <text:p text:style-name="Standard">complet. Ici nous allons détailler les deux principales missions de mon stage à savoir</text:p>
      <text:p text:style-name="Standard">le développement de widget en vueJS pour le studio Digital et la finalisation des</text:p>
      <text:p text:style-name="Standard">XRM du Consortium du Jambon de Bayonne et d’Interporc Franche-Compté.</text:p>
      <text:p text:style-name="Standard">5.1</text:p>
      <text:p text:style-name="Standard">Widget pour le studio Digital</text:p>
      <text:p text:style-name="Standard">Lors de mon arrivé dans l’entreprise, <text:span text:style-name="T6">CIRRUSWARE</text:span> cherchait <text:span text:style-name="T6">à</text:span><text:span text:style-name="T2"> valoris</text:span><text:span text:style-name="T6">er</text:span> ses <text:span text:style-name="T2">formation</text:span><text:span text:style-name="T6">s</text:span> en</text:p>
      <text:p text:style-name="Standard">devenant Organisme de formation certifié QUALIOPI. QUALIOPI est une certifi-</text:p>
      <text:p text:style-name="Standard"><text:soft-page-break/>cation qui <text:span text:style-name="T2">garanti</text:span><text:span text:style-name="T6">e</text:span> des formations avec :</text:p>
      <text:p text:style-name="Standard">— des bons résultats</text:p>
      <text:p text:style-name="Standard">— des adaptations au besoins</text:p>
      <text:p text:style-name="Standard">— des formateurs qualifiés</text:p>
      <text:p text:style-name="Standard">— une bonne prise en compte des retours face au formations</text:p>
      <text:p text:style-name="Standard">Afin de correspondre à ces critères, nous avions besoin de construire un site web qui</text:p>
      <text:p text:style-name="Standard">permettrait d’effectuer les questionnaires des différents modules de la formations,</text:p>
      <text:p text:style-name="Standard">ainsi que le formulaire de satisfaction. Puis par la suite de pouvoir consulter les</text:p>
      <text:p text:style-name="Standard">différentes statistiques des différents modules sous 3 vue différentes, formés, qui</text:p>
      <text:p text:style-name="Standard">doit voir uniquement <text:span text:style-name="T6">leurs</text:span> résultats, entreprise qui ne voit que les statistiques de ses</text:p>
      <text:p text:style-name="Standard">employés formés, une <text:span text:style-name="T2">vision</text:span> globale qui permettra de voir toutes les statistiques des</text:p>
      <text:p text:style-name="Standard">personnes formées.</text:p>
      <text:p text:style-name="Standard">La première étape <text:span text:style-name="T2">réalisé</text:span><text:span text:style-name="T6">e</text:span> afin de pouvoir réaliser ceci à était d’adapter l’enregis-</text:p>
      <text:p text:style-name="Standard">trement des formulaires du studio qui jusque là ne nous permet pas d’effectuer</text:p>
      <text:p text:style-name="Standard">simplement des statistiques.</text:p>
      <text:p text:style-name="Standard">5.1.1</text:p>
      <text:p text:style-name="Standard">Serializations des données des formulaires</text:p>
      <text:p text:style-name="Standard">Afin de récolter les données des formulaire, le studio digital passe par un serializer</text:p>
      <text:p text:style-name="Standard">qui va enregistrer dans un fichier json les valeurs des différents champs <text:span text:style-name="T2">associé</text:span><text:span text:style-name="T6">s</text:span> à <text:span text:style-name="T2">leur</text:span><text:span text:style-name="T6">s</text:span></text:p>
      <text:p text:style-name="Standard">id. Ce système présente plusieurs <text:span text:style-name="T2">avantage</text:span><text:span text:style-name="T6">s</text:span> comme la facilité et la rapidité d’implé-</text:p>
      <text:p text:style-name="P5">mentation. Maleureusement ceci ne nous permet pas de savoir si une réponse est <text:span text:style-name="T2">correcte ou non dans notre cas</text:span>. Ou encore pouvoir <text:span text:style-name="T2">associ</text:span><text:span text:style-name="T6">er</text:span> le label d’une question à</text:p>
      <text:p text:style-name="Standard">son résultat.</text:p>
      <text:p text:style-name="Standard">Pour atteindre le résultat souhaité<text:span text:style-name="T2">,</text:span> j’ai du implémenter un nouveau<text:span text:style-name="T15">x</text:span> widget pour</text:p>
      <text:p text:style-name="Standard">le studio digital en VueJS. Ce widget est un simple bouton de correction qui va</text:p>
      <text:p text:style-name="Standard">devoir récupérer tout le contenu <text:span text:style-name="T2">nécessaire</text:span> du formulaire et <text:span text:style-name="T6">de</text:span><text:span text:style-name="T12"> </text:span>les stocker dans des</text:p>
      <text:p text:style-name="Standard">champs cachés afin de <text:span text:style-name="T15">se</text:span> servir <text:span text:style-name="T6">le</text:span> serializer. Le reste du formulaire étant coder en</text:p>
      <text:p text:style-name="Standard">JQuery/html, la seule solution était donc de parcourir le formulaire et de récupérer</text:p>
      <text:p text:style-name="Standard">les information dans le DOM <text:span text:style-name="T15">afin de réccupérer les informations nécéssaire</text:span>. A savoir</text:p>
      <text:p text:style-name="Standard">les information permettant le calcule de la note, diverses meta-données par rapport</text:p>
      <text:p text:style-name="Standard">au question comme le label, l’id du champ concerné,le résultat obtenu a la question,</text:p>
      <text:p text:style-name="P6">Revoir cette ligne</text:p>
      <text:p text:style-name="Standard"/>
      <text:p text:style-name="Standard">etc..</text:p>
      <text:p text:style-name="Standard">Dès que ces informations fut récupérer<text:span text:style-name="T2">,</text:span> il ne rester plus qu’a établir les différentes</text:p>
      <text:p text:style-name="Standard">requêtes <text:span text:style-name="T2">nécessaire</text:span> à la récupération des données en fonction du <text:span text:style-name="T2">périmètre</text:span> défini</text:p>
      <text:p text:style-name="Standard">(formé, entreprise, admin)</text:p>
      <text:p text:style-name="Standard">5.1.2</text:p>
      <text:p text:style-name="Standard">Compréhension de l’API et implémentation des requêtes</text:p>
      <text:p text:style-name="Standard">Dans l’actuel implémentation du serveur Send-Up, la partie <text:span text:style-name="T2">gérant</text:span> les Recordset -</text:p>
      <text:p text:style-name="Standard">Table MySQL comportant un champ info destiné à stocker du JSON - n’est pas une</text:p>
      <text:p text:style-name="Standard">"API REST". Les routes pointant vers cette partie sont générer automatiquement à</text:p>
      <text:p text:style-name="Standard"><text:span text:style-name="T2">partir</text:span> du nom de la méthode <text:span text:style-name="T2">défini</text:span><text:span text:style-name="T8">e</text:span> dans le controlleur. Exemple la méthode post-</text:p>
      <text:p text:style-name="Standard">Recordset est appelée lors d’une requête POST sur /Recordset. De plus l’une des</text:p>
      <text:p text:style-name="Standard">complications a été de comprendre le format des données à envoyer dans la requête.</text:p>
      <text:p text:style-name="Standard">En cherchant plus profondément dans le code je me suis rendu compte que seuls</text:p>
      <text:p text:style-name="Standard">les FormData était accepter pour la requête existante. Une fois le <text:span text:style-name="T2">fonctionnement</text:span></text:p>
      <text:p text:style-name="Standard">compris<text:span text:style-name="T2">,</text:span> il suffisait d’implémenter une requête à la base de <text:span text:style-name="T2">don</text:span><text:span text:style-name="T8">n</text:span><text:span text:style-name="T2">ées</text:span> prenant en compte</text:p>
      <text:p text:style-name="Standard">la portée <text:span text:style-name="T8">où</text:span> on se <text:span text:style-name="T2">trouv</text:span><text:span text:style-name="T8">ait</text:span> afin de <text:span text:style-name="T2">renvoyer</text:span> uniquement les <text:span text:style-name="T2">données nécessaire</text:span><text:span text:style-name="T8">s</text:span>.</text:p>
      <text:p text:style-name="P6">Revoir cette ligne</text:p>
      <text:p text:style-name="Standard"/>
      <text:p text:style-name="Standard"/>
      <text:p text:style-name="Standard"><text:soft-page-break/>5.1.3</text:p>
      <text:p text:style-name="Standard">Création des widgets</text:p>
      <text:p text:style-name="Standard">Une fois les données <text:span text:style-name="T2">récupér</text:span><text:span text:style-name="T8">ées</text:span> et les requêtes <text:span text:style-name="T2">cré</text:span><text:span text:style-name="T8">ées,</text:span> il fallait que je <text:span text:style-name="T2">cré</text:span><text:span text:style-name="T8">ais</text:span> 5 widgets</text:p>
      <text:p text:style-name="Standard">différents qui <text:span text:style-name="T2">permet</text:span><text:span text:style-name="T8">tait</text:span> de :</text:p>
      <text:p text:style-name="Standard">— visualiser les résultats d’une personne<text:span text:style-name="T15">s</text:span> formée pour chaque tentative<text:span text:style-name="T15">s</text:span>.</text:p>
      <text:p text:style-name="Standard">— visualiser les réponses avec correction d’une personne formée.</text:p>
      <text:p text:style-name="Standard">— afficher les statistiques globale<text:span text:style-name="T8">s</text:span> de la formation<text:span text:style-name="T15">s</text:span> c’est a dire le nombre de</text:p>
      <text:p text:style-name="Standard">bonne réponse par rapport au nombre de personne<text:span text:style-name="T8">s</text:span>.</text:p>
      <text:p text:style-name="Standard">— afficher les <text:span text:style-name="T2">statistiques</text:span> globale<text:span text:style-name="T8">s</text:span> pour le formulaire de satisfaction client.</text:p>
      <text:p text:style-name="Standard">— afficher les réponses d’une personne<text:span text:style-name="T15">s</text:span> formé<text:span text:style-name="T8">e</text:span><text:span text:style-name="T16"> </text:span>au questionnaire<text:span text:style-name="T15">s</text:span> de satisfaction.</text:p>
      <text:p text:style-name="Standard">Après avoir développer certains d’entre eux, il <text:span text:style-name="T2">s’avéra</text:span> que certains traitement<text:span text:style-name="T8">s</text:span> se</text:p>
      <text:p text:style-name="Standard"><text:span text:style-name="T2">répéter</text:span> ou <text:span text:style-name="T17">se</text:span> <text:span text:style-name="T2">ressembler</text:span> fortement. Or VueJS <text:span text:style-name="T2">intègre</text:span> <text:span text:style-name="T8">d</text:span><text:span text:style-name="T2">es</text:span> Mixins, ces</text:p>
      <text:p text:style-name="Standard">éléments possède<text:span text:style-name="T8">nt</text:span> les mêmes caractéristique<text:span text:style-name="T8">s</text:span> dans leur balise script qu’un composant</text:p>
      <text:p text:style-name="Standard">vueJS classique. Mais ce dernier à la possibilité d’être intégré à <text:span text:style-name="T2">l’intérieure</text:span> de com-</text:p>
      <text:p text:style-name="Standard">posant (ou autre Mixins). Chaque composant hérite donc des donné<text:span text:style-name="T8">e</text:span>s, méthodes et</text:p>
      <text:p text:style-name="Standard">autres propriétés calculé<text:span text:style-name="T8">es</text:span>. Ceci empêche donc la redondance et facilite la maintenabi-</text:p>
      <text:p text:style-name="Standard">lité. C’est donc pour cela, que j’ai <text:span text:style-name="T2">cré</text:span><text:span text:style-name="T8">é</text:span> un mixins spéciale afin de facilité la lisibilité</text:p>
      <text:p text:style-name="Standard">et la maintenance du code.</text:p>
      <text:p text:style-name="Standard">13Rapport de stage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09T20:25:21.728565768</meta:creation-date>
    <dc:date>2021-08-09T21:08:53.900787262</dc:date>
    <meta:editing-duration>PT23M1S</meta:editing-duration>
    <meta:editing-cycles>3</meta:editing-cycles>
    <meta:generator>LibreOffice/7.1.5.2$Linux_X86_64 LibreOffice_project/c18cfcb0f8824ad4ef2fc2ec0bd004713f8a9d14</meta:generator>
    <meta:document-statistic meta:table-count="0" meta:image-count="0" meta:object-count="0" meta:page-count="6" meta:paragraph-count="257" meta:word-count="2381" meta:character-count="14952" meta:non-whitespace-character-count="12809"/>
  </office:meta>
</office:document-meta>
</file>